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005" officeooo:paragraph-rsid="0011b005"/>
    </style:style>
    <style:style style:name="P2" style:family="paragraph" style:parent-style-name="Standard">
      <style:text-properties officeooo:rsid="00137c03" officeooo:paragraph-rsid="00137c03"/>
    </style:style>
    <style:style style:name="P3" style:family="paragraph" style:parent-style-name="Standard">
      <style:text-properties officeooo:rsid="0011b005" officeooo:paragraph-rsid="0011b005"/>
    </style:style>
    <style:style style:name="P4" style:family="paragraph" style:parent-style-name="Standard">
      <style:paragraph-properties fo:text-align="center" style:justify-single-word="false"/>
      <style:text-properties officeooo:rsid="0013b564" officeooo:paragraph-rsid="0013b564"/>
    </style:style>
    <style:style style:name="P5" style:family="paragraph" style:parent-style-name="Standard">
      <style:text-properties officeooo:rsid="0013b564" officeooo:paragraph-rsid="0013b564"/>
    </style:style>
    <style:style style:name="T1" style:family="text">
      <style:text-properties officeooo:rsid="00137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bliothèque de la reine Marie-Antoinette au Château des Tuileries</text:p>
      <text:p text:style-name="P4"/>
      <text:p text:style-name="P1"/>
      <text:p text:style-name="P5">p. 49 <text:s/>à 54 :</text:p>
      <text:p text:style-name="P5"/>
      <text:p text:style-name="P5">Histoire. Article 2</text:p>
      <text:p text:style-name="P5">Histoires particulières, soit des événements soit des personnes.</text:p>
      <text:p text:style-name="P5"/>
      <text:p text:style-name="P1">Histoire du traité de Westphalie, par le P.Bougeant, jésuite. Paris, 1751, mar.r., fil., dos orné, tr. Dor., 6 vol. in-12, E. VII; 111. Bibliothèque nationale Réserve.</text:p>
      <text:p text:style-name="P1">Histoire et Mémoire du Vicomte de Turenne, maréchal-général des armées du Roi par M.Ramsay, Amsterdam, chez Arkstée et Merkus, 1749, mar.r., fil. Dos orné, tr. Dor., 4 vol in-8, E. VII, 112. Très bel exemplaire. Bibliothèque nationale. 27 19880. Réserve : L. n B.</text:p>
      <text:p text:style-name="P1">Histore de Jean Sobiesky, roi de Pologne, par l’abbé Coyer, Varsovie et Paris, 1761, mar. r., fil., dos orné, tr. Dor., armes, 2 vol in-12, E.VIII. 113. Bibliothèque nationale.</text:p>
      <text:p text:style-name="P1">L’Esprit de la Ligue ou Histoire politique des troubles de France, pendant les 16e et 17e siècles, Paris, 1767, mar. r., fil. Dos orné. tr. Dor., armes, 3 vol. in-12, E. VIII. 114. Bibliothèque nationale. Réserve.</text:p>
      <text:p text:style-name="P1">Mémoires de Sully, ministre de Henri IV, Londres, 1767, mar. r., fil., dos orné, tr. Dor., armes, 8 vol. In-12, E. VIII. 115. Très bel exemplaire. Bibliothèque nationale. Réserve : L35 58 6 E.</text:p>
      <text:p text:style-name="P1">Mémoires pour servir à l’histoire d’Anne d’Autriche, épouse de Louis XIII, par Mme de Motteville, a Amsterdam, chez François Changuion, 1750, mar. r., fil., dos orné, tr. Dor., armes, 6 vol. in-12, E VIII 116.</text:p>
      <text:p text:style-name="P1">Mémoires de Mademoiselle de Montpensier, nièce de Louis XIII, contenant des particularités des règnes de Louis XIII et de Louis XIV, a Amsterdam, chez Jean-Frédéric Bernard, 1736, mar. r., fil., dos orné, tr. Dor., armes. 4 vol. in-12, E. VIII 117. Bibliothèque nationale Réserve.</text:p>
      <text:p text:style-name="P1">Mémoires du cardinal de Retz et de M. Joly, Amsterdam, Bernard, 1731-38, 7 vol. In-12, E. VIII, 118. </text:p>
      <text:p text:style-name="P1">Mémoires et réflexions sur les principaux événements du règne de Louis XIV, par La Fare, Amsterdam (Paris), Bernard, 1734, 1 vol. in-12, F. II. 119.</text:p>
      <text:p text:style-name="P1">Mémoires pour servir à l’Histoire de Louis XIV, par l’abbé de Choisy, Utrecht, Van de Vater, 1727, 8 vol. in-12, F. II. 120.</text:p>
      <text:p text:style-name="P1">Mémoires et Lettres de Madame de Maintenon, par La Beaumelle, Amsterdam, 1755-56, 12 vol. In-12, F. II. 121.</text:p>
      <text:p text:style-name="P1">“Les Mémoires et les Lettres forment deux ouvrages séparés qui ont été réunis par le rédacteur du catalogue. Leurs titres doivent être rétablis ainsi : Lettres de Madame de Maintenon à M. d’Aubigné, son frère, à différentes personnes et à M. l’abbé Gobelin. Troisième édition, revue, corrigée et augmentée. A <text:span text:style-name="T1">Glascow (Paris), aux dépens des libraires associés, 1756; 7 vol. in-12.</text:span></text:p>
      <text:p text:style-name="P2">Mémoires pour servir à l’histoire de Madame de Maintenon et à celle du siècle passé, par M. de la Beaumelle… A Hambourg (Paris), 1756, 5 vol. in-12.</text:p>
      <text:p text:style-name="P2">Ces précieux exemplaires reliés en maroquin rouge, fil., dos orné, tr. Dor., aux armes de la Reine, ont passé dans la bibliothèque du Baron James de Rothschi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8:17:55.739178240</meta:creation-date>
    <dc:date>2025-11-09T18:57:23.997689963</dc:date>
    <meta:editing-duration>PT4M1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472" meta:character-count="2831" meta:non-whitespace-character-count="2375"/>
  </office:meta>
</office:document-meta>
</file>